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style="italic" fo:font-weight="bold" officeooo:rsid="001588e5" officeooo:paragraph-rsid="001588e5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1588e5" officeooo:paragraph-rsid="001588e5" style:font-size-asian="9.60000038146973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171cff" officeooo:paragraph-rsid="00171cff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181c15" officeooo:paragraph-rsid="00181c15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194fc1" officeooo:paragraph-rsid="00194fc1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197560" officeooo:paragraph-rsid="00197560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81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ffres :</text:p>
      <text:p text:style-name="P1"/>
      <text:p text:style-name="P2">Tir principal (Canon à fusion) :</text:p>
      <text:p text:style-name="P2"/>
      <text:p text:style-name="P3">Possède 150 munitions dans un chargeur.</text:p>
      <text:p text:style-name="P3">Inflige 12 points de <text:span text:style-name="T1">dégâts</text:span> par tir sois, <text:span text:style-name="T1">24 dans la tête.</text:span></text:p>
      <text:p text:style-name="P4">L’arme fais 1800 de dégât en tous. (chargeur entier), 3600 dans la tête.</text:p>
      <text:p text:style-name="P5">Projectile </text:p>
      <text:p text:style-name="P5"/>
      <text:p text:style-name="P2">Tir secondaire (Halte ! ) :</text:p>
      <text:p text:style-name="P2"/>
      <text:p text:style-name="P5">C’est un projectile linéaire, qui parcours 20 mètres par secondes.</text:p>
      <text:p text:style-name="P5">La largeur d’effet est de 7,5 mètres autour de l’orbe.</text:p>
      <text:p text:style-name="P5">Le temps de l’effet est de 0,3 secondes.</text:p>
      <text:p text:style-name="P5">Le temps de rechargement est de 8 secondes</text:p>
      <text:p text:style-name="P5"/>
      <text:p text:style-name="P2">Blindage :</text:p>
      <text:p text:style-name="P2"/>
      <text:p text:style-name="P6">Réduit de 50 % les dégâts subi.</text:p>
      <text:p text:style-name="P6">L’effet dure 4 secondes.</text:p>
      <text:p text:style-name="P6">Le temps de rechargement est de 10 secondes.</text:p>
      <text:p text:style-name="P6"/>
      <text:p text:style-name="P2">Dispositif de protection :</text:p>
      <text:p text:style-name="P2"/>
      <text:p text:style-name="P6">C’est un projectile qui décrit un petit arc de cercle (comme Fatal)</text:p>
      <text:p text:style-name="P6">Crée un bouclier quand il touche le sol.</text:p>
      <text:p text:style-name="P6">Le bouclier à la forme d’un demi dôme.</text:p>
      <text:p text:style-name="P6">Il dure 20 secondes.</text:p>
      <text:p text:style-name="P6">Le temps de rechargement est de 12 secondes.</text:p>
      <text:p text:style-name="P6"/>
      <text:p text:style-name="P2">Surchargeur :</text:p>
      <text:p text:style-name="P2"/>
      <text:p text:style-name="P6">Pose un objet au sol qui possède 200 points de vie.</text:p>
      <text:p text:style-name="P6">Il augmentera de 50 % les dégâts de tous les alliés dans son champs d’action.</text:p>
      <text:p text:style-name="P6">La distance de l’effet est de 25 mètres.</text:p>
      <text:p text:style-name="P6">L’objet augmentera les dégâts pendant 15 secondes.</text:p>
      <text:p text:style-name="P6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55:07.297000000</meta:creation-date>
    <dc:date>2017-03-10T15:17:43.405000000</dc:date>
    <meta:editing-duration>PT1M14S</meta:editing-duration>
    <meta:editing-cycles>1</meta:editing-cycles>
    <meta:document-statistic meta:table-count="0" meta:image-count="0" meta:object-count="0" meta:page-count="2" meta:paragraph-count="26" meta:word-count="190" meta:character-count="1026" meta:non-whitespace-character-count="861"/>
    <meta:generator>LibreOffice/5.1.5.2$Windows_x86 LibreOffice_project/7a864d8825610a8c07cfc3bc01dd4fce6a9447e5</meta:generator>
  </office:meta>
</office:document-meta>
</file>